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officeooo:paragraph-rsid="004060d9"/>
    </style:style>
    <style:style style:name="P2" style:family="paragraph" style:parent-style-name="Thesis_5f_body">
      <style:text-properties style:font-name="Times New Roman4" fo:font-size="12pt" fo:language="ru" fo:country="RU" officeooo:paragraph-rsid="004060d9" style:font-size-asian="12pt" style:font-name-complex="Times New Roman4" style:font-size-complex="12pt"/>
    </style:style>
    <style:style style:name="P3" style:family="paragraph" style:parent-style-name="Thesis_5f_body">
      <style:text-properties officeooo:paragraph-rsid="004060d9" fo:background-color="#ffff00"/>
    </style:style>
    <style:style style:name="P4" style:family="paragraph" style:parent-style-name="Thesis_5f_body">
      <style:paragraph-properties fo:margin-left="0cm" fo:margin-right="0cm" fo:text-indent="0cm" style:auto-text-indent="false"/>
      <style:text-properties style:font-name="Times New Roman4" fo:font-size="12pt" fo:language="ru" fo:country="RU" officeooo:rsid="00244c19" officeooo:paragraph-rsid="004060d9" style:font-size-asian="12pt" style:font-name-complex="Times New Roman5" style:font-size-complex="12pt"/>
    </style:style>
    <style:style style:name="P5" style:family="paragraph" style:parent-style-name="Thesis_5f_body" style:list-style-name="L1">
      <style:text-properties officeooo:paragraph-rsid="004060d9"/>
    </style:style>
    <style:style style:name="P6" style:family="paragraph" style:parent-style-name="Thesis_5f_Heading1" style:list-style-name="Thesis_5f_numbering" style:master-page-name="Thesis_5f_bodyPage">
      <style:paragraph-properties style:page-number="auto"/>
      <style:text-properties officeooo:paragraph-rsid="004060d9"/>
    </style:style>
    <style:style style:name="T1" style:family="text">
      <style:text-properties style:font-name="Times New Roman4" fo:font-size="12pt" fo:language="ru" fo:country="RU" fo:background-color="#ffff00" loext:char-shading-value="0" style:font-size-asian="12pt" style:font-name-complex="Times New Roman5" style:font-size-complex="12pt"/>
    </style:style>
    <style:style style:name="T2" style:family="text">
      <style:text-properties style:font-name="Times New Roman4" fo:font-size="12pt" fo:language="ru" fo:country="RU" officeooo:rsid="0032b21e" fo:background-color="#ffff00" loext:char-shading-value="0" style:font-size-asian="12pt" style:font-name-complex="Times New Roman5" style:font-size-complex="12pt"/>
    </style:style>
    <style:style style:name="T3" style:family="text">
      <style:text-properties style:font-name="Times New Roman4" fo:font-size="12pt" fo:language="ru" fo:country="RU" style:font-size-asian="12pt" style:font-name-complex="Times New Roman5" style:font-size-complex="12pt"/>
    </style:style>
    <style:style style:name="T4" style:family="text">
      <style:text-properties style:font-name="Times New Roman4" fo:font-size="12pt" fo:language="ru" fo:country="RU" officeooo:rsid="003073ba" style:font-size-asian="12pt" style:font-name-complex="Times New Roman5" style:font-size-complex="12pt"/>
    </style:style>
    <style:style style:name="T5" style:family="text">
      <style:text-properties style:font-name="Times New Roman4" fo:font-size="12pt" fo:language="ru" fo:country="RU" officeooo:rsid="0030d26e" style:font-size-asian="12pt" style:font-name-complex="Times New Roman5" style:font-size-complex="12pt"/>
    </style:style>
    <style:style style:name="T6" style:family="text">
      <style:text-properties style:font-name="Times New Roman4" fo:font-size="12pt" fo:language="ru" fo:country="RU" officeooo:rsid="0022e0c1" style:font-size-asian="12pt" style:font-name-complex="Times New Roman5" style:font-size-complex="12pt"/>
    </style:style>
    <style:style style:name="T7" style:family="text">
      <style:text-properties style:font-name="Times New Roman4" fo:font-size="12pt" fo:language="ru" fo:country="RU" officeooo:rsid="00230284" style:font-size-asian="12pt" style:font-name-complex="Times New Roman5" style:font-size-complex="12pt"/>
    </style:style>
    <style:style style:name="T8" style:family="text">
      <style:text-properties style:font-name="Times New Roman4" fo:font-size="12pt" fo:language="ru" fo:country="RU" officeooo:rsid="00316c7b" style:font-size-asian="12pt" style:font-name-complex="Times New Roman5" style:font-size-complex="12pt"/>
    </style:style>
    <style:style style:name="T9" style:family="text">
      <style:text-properties style:font-name="Times New Roman4" fo:font-size="12pt" fo:language="ru" fo:country="RU" officeooo:rsid="00232fbb" style:font-size-asian="12pt" style:font-name-complex="Times New Roman5" style:font-size-complex="12pt"/>
    </style:style>
    <style:style style:name="T10" style:family="text">
      <style:text-properties style:font-name="Times New Roman4" fo:font-size="12pt" fo:language="ru" fo:country="RU" officeooo:rsid="0027c605" style:font-size-asian="12pt" style:font-name-complex="Times New Roman5" style:font-size-complex="12pt"/>
    </style:style>
    <style:style style:name="T11" style:family="text">
      <style:text-properties style:font-name="Times New Roman4" fo:font-size="12pt" fo:language="ru" fo:country="RU" officeooo:rsid="00244c19" style:font-size-asian="12pt" style:font-name-complex="Times New Roman5" style:font-size-complex="12pt"/>
    </style:style>
    <style:style style:name="T12" style:family="text">
      <style:text-properties style:font-name="Times New Roman4" fo:font-size="12pt" fo:language="ru" fo:country="RU" officeooo:rsid="0025b546" style:font-size-asian="12pt" style:font-name-complex="Times New Roman5" style:font-size-complex="12pt"/>
    </style:style>
    <style:style style:name="T13" style:family="text">
      <style:text-properties style:font-name="Times New Roman4" fo:font-size="12pt" fo:language="ru" fo:country="RU" officeooo:rsid="002745e9" style:font-size-asian="12pt" style:font-name-complex="Times New Roman5" style:font-size-complex="12pt"/>
    </style:style>
    <style:style style:name="T14" style:family="text">
      <style:text-properties style:font-name="Times New Roman4" fo:font-size="12pt" fo:language="ru" fo:country="RU" officeooo:rsid="002a1216" style:font-size-asian="12pt" style:font-name-complex="Times New Roman5" style:font-size-complex="12pt"/>
    </style:style>
    <style:style style:name="T15" style:family="text">
      <style:text-properties style:font-name="Times New Roman4" fo:font-size="12pt" fo:language="ru" fo:country="RU" officeooo:rsid="002a2023" style:font-size-asian="12pt" style:font-name-complex="Times New Roman5" style:font-size-complex="12pt"/>
    </style:style>
    <style:style style:name="T16" style:family="text">
      <style:text-properties style:font-name="Times New Roman4" fo:font-size="12pt" fo:language="ru" fo:country="RU" style:font-size-asian="12pt" style:font-name-complex="Times New Roman4" style:font-size-complex="12pt"/>
    </style:style>
    <style:style style:name="T17" style:family="text">
      <style:text-properties style:font-name="Times New Roman4" fo:font-size="12pt" fo:language="ru" fo:country="RU" fo:background-color="#ffffff" loext:char-shading-value="0" style:font-size-asian="12pt" style:font-name-complex="Times New Roman5" style:font-size-complex="12pt"/>
    </style:style>
    <style:style style:name="T18" style:family="text">
      <style:text-properties style:font-name="Times New Roman4" fo:font-size="12pt" fo:language="en" fo:country="US" style:font-size-asian="12pt" style:font-name-complex="Times New Roman5" style:font-size-complex="12pt"/>
    </style:style>
    <style:style style:name="T19" style:family="text">
      <style:text-properties style:font-name="Times New Roman4" fo:font-size="12pt" style:font-size-asian="12pt" style:font-name-complex="Times New Roman5" style:font-size-complex="12pt"/>
    </style:style>
    <style:style style:name="T20" style:family="text">
      <style:text-properties style:font-name-complex="Times New Roman4"/>
    </style:style>
    <style:style style:name="T21" style:family="text">
      <style:text-properties officeooo:rsid="003073ba"/>
    </style:style>
    <style:style style:name="T22" style:family="text">
      <style:text-properties officeooo:rsid="00223eda"/>
    </style:style>
    <style:style style:name="T23" style:family="text">
      <style:text-properties fo:color="#008000" style:font-name="Times New Roman4" fo:font-size="12pt" fo:language="ru" fo:country="RU" style:font-size-asian="12pt" style:font-name-complex="Times New Roman5" style:font-size-complex="12pt"/>
    </style:style>
    <style:style style:name="T24" style:family="text">
      <style:text-properties fo:color="#000000" style:font-name="Times New Roman4" fo:font-size="12pt" fo:language="ru" fo:country="RU" style:font-size-asian="12pt" style:font-name-complex="Times New Roman5" style:font-size-complex="12pt"/>
    </style:style>
    <style:style style:name="T25" style:family="text">
      <style:text-properties fo:color="#000000" style:font-name="Times New Roman4" fo:font-size="12pt" fo:language="ru" fo:country="RU" style:font-size-asian="12pt" style:font-name-complex="Times New Roman4" style:font-size-complex="12pt"/>
    </style:style>
    <style:style style:name="T26" style:family="text">
      <style:text-properties fo:font-variant="normal" fo:text-transform="none" style:text-position="0% 100%" fo:font-style="normal" style:text-underline-style="none"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12721638" text:style-name="Thesis_5f_numbering">
        <text:list-item>
          <text:p text:style-name="P6">Увод</text:p>
        </text:list-item>
      </text:list>
      <text:p text:style-name="P1">Съобществата организми, които живеят на или в дъното на водните басейни, са известни като бентос. <text:span text:style-name="T20">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P1"><text:span text:style-name="T3">Бентосните животни обикновено се разделят по отношение на размерите си в три класа: микробентос &lt; 0.063 </text:span><text:span text:style-name="T18">mm</text:span><text:span text:style-name="T3">, мейобентос 0.063 - 0.5 </text:span><text:span text:style-name="T18">mm</text:span><text:span text:style-name="T3">, и макробентос &gt; 0.5 </text:span><text:span text:style-name="T18">mm</text:span><text:span text:style-name="T3"> (понякога също и мегабентос, &gt; 5 </text:span><text:span text:style-name="T19">cm</text:span><text:span text:style-name="T3">).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3">(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3">.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text:span></text:p>
      <text:p text:style-name="P1">Бентосните безгръбначни животни, <text:span text:style-name="T21">и особено обитателите на мекото дъно, </text:span>могат да се класифицират и според позицията си спрямо дъното:</text:p>
      <text:list xml:id="list3093834021" text:style-name="L1">
        <text:list-item>
          <text:p text:style-name="P5">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5">ендофауна <text:span text:style-name="T22">(инфауна)</text:span> – организми, обитаващи седиментите в дълбочина (почти всички червеи и миди).</text:p>
        </text:list-item>
      </text:list>
      <text:p text:style-name="P1"><text:span text:style-name="T3">Пространственото разпространение на </text:span><text:span text:style-name="T4">зоо</text:span><text:span text:style-name="T3">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вида на седимента и физичните и химичните му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3">(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3">,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3">(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3">,</text:span><text:span text:style-name="T23"> </text:span><text:span text:style-name="T3">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3">(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3"> и др. Биотичните фактори са интра- и интерспецифичните взаимоотношения, например конкуренцията и достъпът до хранителни ресурси,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3">(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3">.</text:span></text:p>
      <text:p text:style-name="P1"><text:span text:style-name="T16">Макрозообентосните съобщества на мекото дъно – обект на настоящата дисертация – играят редица важни роли в структурата и функционирането на екосистемите</text:span><text:span text:style-name="T3"> </text:span><text:reference-mark-start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3">(Bolam et al., 2002)</text:span><text:reference-mark-end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17">.</text:span><text:span text:style-name="T3"> <text:s/>В плитките крайбрежни зони те участват в биогеохимичните процеси </text:span><text:reference-mark-start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3">(Grall and Chauvaud, 2002; Chapman and Tolhurst, 2007)</text:span><text:reference-mark-end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3">: осигуряват връзката пелагос-бентос, спомагат за минерализацията на органичната материя, също така участват в структурирането на хабитата и обогатяването с кислород на седиментите чрез биотурбация.</text:span></text:p>
      <text:p text:style-name="P1"><text:span text:style-name="T5">Зооб</text:span><text:span text:style-name="T3">ентосните организми и особено представителите на инфауната са много зависими от условията на средата заради ограничената си подвижност и заради наличието на чувствителни ларвни стадии в цикъла </text:span><text:span text:style-name="T5">им</text:span><text:span text:style-name="T3"> на развитие. </text:span><text:span text:style-name="T16">Съобществата им са съставени от множество различни видове, всеки от които има специфична чувствителност и реакция към стрес; затова структурата им директно отразява понесените смущения и промените в условията на средата</text:span><text:span text:style-name="T3"> </text:span><text:reference-mark-start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3">(Bonsdorff and Pearson, 1999; Albayrak et al., 2010; Whomersley et al., 2010)</text:span><text:reference-mark-end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24">.</text:span><text:span text:style-name="T3"> </text:span><text:span text:style-name="T16">Това позволява класифицирането на зообентосните организми в екологични и функционални групи според нивото им на чувствителност. Също така, продължителността на живота им е достатъчно дълга, за да могат да интегрират ефектите от екологичния стрес; това позволява проследяването на дългосрочните промени на нивата на въздействие в средата. Поради тези причини,</text:span><text:span text:style-name="T25"> зообентосните </text:span><text:soft-page-break/><text:span text:style-name="T25">съобщества</text:span><text:span text:style-name="T16"> често се използват като биологични индикатори за качеството на средата</text:span><text:span text:style-name="T3"> </text:span><text:reference-mark-start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3">(Perus et al., 2004; Rosenberg et al., 2004; Munari and Mistri, 2008)</text:span><text:reference-mark-end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3">.</text:span></text:p>
      <text:p text:style-name="P1"><text:span text:style-name="T6">Промените в състава, числеността и разнообразието на бентосната безгръбначна фауна са един от биологичните елементи за качество (БЕК) на Рамковата </text:span><text:span text:style-name="T7">Д</text:span><text:span text:style-name="T6">иректива за </text:span><text:span text:style-name="T7">В</text:span><text:span text:style-name="T6">одите </text:span><text:reference-mark-start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6">(EC, 2000)</text:span><text:reference-mark-end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6">, </text:span><text:span text:style-name="T7">както и част от </text:span><text:span text:style-name="T8">няколко от </text:span><text:span text:style-name="T7">дескрипторите за качество по Рамковата Директива за Морската Стратегия <text:s/></text:span><text:reference-mark-start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text:span text:style-name="T7">(EC, 2008)</text:span><text:reference-mark-end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 <text:span text:style-name="T6">на Европейския съюз</text:span><text:span text:style-name="T9">.</text:span></text:p>
      <text:p text:style-name="P1"><text:span text:style-name="T9">Зообентосът от българския сектор на Черно море е добре изучен. Въпреки това, съвременните изследвания върху съобществата в крайбрежната зона на южното ни Черноморие, и особено в района на Бургаския залив, са сравнително </text:span><text:span text:style-name="T10">малко на брой </text:span><text:reference-mark-start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26">(Стойков et al., 1994; Стефанова et al., 2005; Petrova and Stoykov, 2012)</text:span><text:reference-mark-end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9">.</text:span></text:p>
      <text:p text:style-name="P1"><text:span text:style-name="T11">Възстановяването на зообентосните съобщества след мащабната деградация през 1970-80те години е сравнително бавн</text:span><text:span text:style-name="T12">о</text:span><text:span text:style-name="T11">, като положителните тенденции все още са нестабилни </text:span><text:reference-mark-start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11">(Todorova and Konsulova, 2000, 2008)</text:span><text:reference-mark-end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11">.</text:span></text:p>
      <text:p text:style-name="P4">Заради характерните си особености - относителна изолираност от Световния океан, голям водосборен басейн, обхващащ около 1/3 от територията на континентална Европа, ограничено разпространение на подходящи за живот дънни местообитания заради развитието на анеробни условия в дълбочина - Черно море е особено уязвимо на антропогенен натиск, както и на този от глобалните климатични промени. Най-силно засегнати са крайбрежните зони, където има особено висока концентрация на антропогенни дейности; съответно там се наблюдава най-голямо влошаване на условията на средата и екосистемните услуги.</text:p>
      <text:p text:style-name="P1"><text:span text:style-name="T1">Понастоящем състоянието на зообентосните съобщества от плитката крайбрежна зона не е част от оценката на качеството на средата по националния мониторинг </text:span><text:span text:style-name="T2">на България</text:span><text:span text:style-name="T1">.</text:span><text:span text:style-name="T3"> Тези съобщества обаче играят важна роля за функционирането на морските екосистеми и са </text:span><text:span text:style-name="T16">илно уязвими за негативни антропогенни влияния поради непосредствената си близост до брега, където са концентрирани повечето човешки дейности и където се наблюдава най-голямо влошаване на условията на средата и екосистемните услуги.</text:span></text:p>
      <text:p text:style-name="P1"><text:span text:style-name="T3">Тъй като голяма част от водните тела в българското Черно море попада в границите на крайбрежната зона, екологичното състояние на нейните зообентосните съобщества е </text:span><text:span text:style-name="T13">актуален проблем</text:span><text:span text:style-name="T3">. </text:span><text:span text:style-name="T16">Изучаването му ще е полезно за допълване на критериите за доброто състояние и на екологичните цели по смисъла на Директивата за Морската Стратегия. Прилагането на индексите за оценка и тестването на функционирането им при съобществата в плитката крайбрежна зона ще може да послужи за основа на бъдещи изследвания.</text:span></text:p>
      <text:p text:style-name="P2"/>
      <text:p text:style-name="P3"><text:span text:style-name="T14">Индексите за оценка на качеството на средата са адаптирани към особеностите </text:span><text:span text:style-name="T15">на по-дълбоководните съобщества...</text:span></text:p>
      <text:p text:style-name="P3">особености.... </text:p>
      <text:p text:style-name="P1"><text:span text:style-name="T1">адаптиране на индексите...</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48:35.782254821</meta:creation-date>
    <meta:editing-duration>PT3M59S</meta:editing-duration>
    <meta:editing-cycles>4</meta:editing-cycles>
    <meta:generator>LibreOffice/5.3.2.2$Linux_X86_64 LibreOffice_project/6cd4f1ef626f15116896b1d8e1398b56da0d0ee1</meta:generator>
    <meta:initial-creator>K</meta:initial-creator>
    <dc:date>2017-04-26T11:29:19.884772571</dc:date>
    <dc:creator>K</dc:creator>
    <meta:document-statistic meta:table-count="0" meta:image-count="0" meta:object-count="0" meta:page-count="2" meta:paragraph-count="18" meta:word-count="840" meta:character-count="5991" meta:non-whitespace-character-count="5161"/>
    <meta:template xlink:type="simple" xlink:actuate="onRequest" xlink:title="thesis_styles" xlink:href="../../thesis_working/styles_templates/thesis_styles.ott" meta:date="2017-04-26T10:48:35.553266213"/>
  </office:meta>
</office:document-meta>
</file>